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This</text:span><text:span text:style-name="T1_2"><text:s/></text:span><text:span text:style-name="T1_3">is</text:span><text:span text:style-name="T1_4"><text:s/></text:span><text:span text:style-name="T1_5">the</text:span><text:span text:style-name="T1_6"><text:s/></text:span><text:span text:style-name="T1_7">August</text:span><text:span text:style-name="T1_8"><text:s/>12,<text:s/>2009<text:s/></text:span><text:span text:style-name="T1_9">Adafruit</text:span><text:span text:style-name="T1_10"><text:s/></text:span><text:span text:style-name="T1_11">Motor</text:span><text:span text:style-name="T1_12"><text:s/></text:span><text:span text:style-name="T1_13">shield</text:span><text:span text:style-name="T1_14"><text:s/></text:span><text:span text:style-name="T1_15">firmware</text:span><text:span text:style-name="T1_16"><text:s/></text:span><text:span text:style-name="T1_17">with</text:span><text:span text:style-name="T1_18"><text:s/></text:span><text:span text:style-name="T1_19">basic</text:span><text:span text:style-name="T1_20"><text:s/></text:span><text:span text:style-name="T1_21">Microstepping</text:span><text:span text:style-name="T1_22"><text:s/></text:span><text:span text:style-name="T1_23">support</text:span><text:span text:style-name="T1_24">.<text:s/></text:span><text:span text:style-name="T1_25">Works</text:span><text:span text:style-name="T1_26"><text:s/></text:span><text:span text:style-name="T1_27">with</text:span><text:span text:style-name="T1_28"><text:s/></text:span><text:span text:style-name="T1_29">all</text:span><text:span text:style-name="T1_30"><text:s/></text:span><text:span text:style-name="T1_31">Arduinos</text:span><text:span text:style-name="T1_32"><text:s/></text:span><text:span text:style-name="T1_33">and</text:span><text:span text:style-name="T1_34"><text:s/></text:span><text:span text:style-name="T1_35">the</text:span><text:span text:style-name="T1_36"><text:s/></text:span><text:span text:style-name="T1_37">Mega</text:span></text:p>
      <text:p text:style-name="P2"><text:span text:style-name="T2_1">Updated</text:span><text:span text:style-name="T2_2"><text:s/></text:span><text:span text:style-name="T2_3">in</text:span><text:span text:style-name="T2_4"><text:s/></text:span><text:span text:style-name="T2_5">September</text:span><text:span text:style-name="T2_6"><text:s/>2012<text:s/></text:span><text:span text:style-name="T2_7">for</text:span><text:span text:style-name="T2_8"><text:s/></text:span><text:span text:style-name="T2_9">use</text:span><text:span text:style-name="T2_10"><text:s/></text:span><text:span text:style-name="T2_11">on</text:span><text:span text:style-name="T2_12"><text:s/></text:span><text:span text:style-name="T2_13">PIC</text:span><text:span text:style-name="T2_14">32<text:s/></text:span><text:span text:style-name="T2_15">architecture</text:span><text:span text:style-name="T2_16"><text:s/>(</text:span><text:span text:style-name="T2_17">chipKIT</text:span><text:span text:style-name="T2_18">/</text:span><text:span text:style-name="T2_19">MPIDE</text:span><text:span text:style-name="T2_20">)</text:span></text:p>
      <text:p text:style-name="P3"/>
      <text:p text:style-name="P4"><text:span text:style-name="T4_1">For</text:span><text:span text:style-name="T4_2"><text:s/></text:span><text:span text:style-name="T4_3">more</text:span><text:span text:style-name="T4_4"><text:s/></text:span><text:span text:style-name="T4_5">information</text:span><text:span text:style-name="T4_6"><text:s/></text:span><text:span text:style-name="T4_7">on</text:span><text:span text:style-name="T4_8"><text:s/></text:span><text:span text:style-name="T4_9">the</text:span><text:span text:style-name="T4_10"><text:s/></text:span><text:span text:style-name="T4_11">shield</text:span><text:span text:style-name="T4_12">,<text:s/></text:span><text:span text:style-name="T4_13">please</text:span><text:span text:style-name="T4_14"><text:s/></text:span><text:span text:style-name="T4_15">visit</text:span><text:span text:style-name="T4_16"><text:s/></text:span><text:span text:style-name="T4_17">http</text:span><text:span text:style-name="T4_18">://</text:span><text:span text:style-name="T4_19">www</text:span><text:span text:style-name="T4_20">.</text:span><text:span text:style-name="T4_21">ladyada</text:span><text:span text:style-name="T4_22">.</text:span><text:span text:style-name="T4_23">net</text:span><text:span text:style-name="T4_24">/</text:span><text:span text:style-name="T4_25">make</text:span><text:span text:style-name="T4_26">/</text:span><text:span text:style-name="T4_27">mshield</text:span><text:span text:style-name="T4_28">/</text:span></text:p>
      <text:p text:style-name="P5"/>
      <text:p text:style-name="P6"><text:span text:style-name="T6_1">To</text:span><text:span text:style-name="T6_2"><text:s/></text:span><text:span text:style-name="T6_3">install</text:span><text:span text:style-name="T6_4">,<text:s/></text:span><text:span text:style-name="T6_5">click</text:span><text:span text:style-name="T6_6"><text:s/></text:span><text:span text:style-name="T6_7">DOWNLOAD</text:span><text:span text:style-name="T6_8"><text:s/></text:span><text:span text:style-name="T6_9">SOURCE</text:span><text:span text:style-name="T6_10"><text:s/></text:span><text:span text:style-name="T6_11">in</text:span><text:span text:style-name="T6_12"><text:s/></text:span><text:span text:style-name="T6_13">the</text:span><text:span text:style-name="T6_14"><text:s/></text:span><text:span text:style-name="T6_15">top</text:span><text:span text:style-name="T6_16"><text:s/></text:span><text:span text:style-name="T6_17">right</text:span><text:span text:style-name="T6_18"><text:s/></text:span><text:span text:style-name="T6_19">corner</text:span><text:span text:style-name="T6_20">,<text:s/></text:span><text:span text:style-name="T6_21">and</text:span><text:span text:style-name="T6_22"><text:s/></text:span><text:span text:style-name="T6_23">see</text:span><text:span text:style-name="T6_24"><text:s/></text:span><text:span text:style-name="T6_25">our</text:span><text:span text:style-name="T6_26"><text:s/></text:span><text:span text:style-name="T6_27">tutorial</text:span><text:span text:style-name="T6_28"><text:s/></text:span><text:span text:style-name="T6_29">at</text:span><text:span text:style-name="T6_30"><text:s/></text:span><text:span text:style-name="T6_31">http</text:span><text:span text:style-name="T6_32">://</text:span><text:span text:style-name="T6_33">www</text:span><text:span text:style-name="T6_34">.</text:span><text:span text:style-name="T6_35">ladyada</text:span><text:span text:style-name="T6_36">.</text:span><text:span text:style-name="T6_37">net</text:span><text:span text:style-name="T6_38">/</text:span><text:span text:style-name="T6_39">library</text:span><text:span text:style-name="T6_40">/</text:span><text:span text:style-name="T6_41">arduino</text:span><text:span text:style-name="T6_42">/</text:span><text:span text:style-name="T6_43">libraries</text:span><text:span text:style-name="T6_44">.</text:span><text:span text:style-name="T6_45">html</text:span><text:span text:style-name="T6_46"><text:s/></text:span><text:span text:style-name="T6_47">on</text:span><text:span text:style-name="T6_48"><text:s/></text:span><text:span text:style-name="T6_49">Arduino</text:span><text:span text:style-name="T6_50"><text:s/></text:span><text:span text:style-name="T6_51">Library</text:span><text:span text:style-name="T6_52"><text:s/></text:span><text:span text:style-name="T6_53">installatio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